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7cm" fo:min-width="1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3.1cm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1.5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1.1cm" svg:x="7.2cm" svg:y="1.4cm">
          <text:p text:style-name="P1"><text:span text:style-name="T1">Klient baut TLS Verbindung</text:span></text:p>
          <text:p text:style-name="P1"><text:span text:style-name="T1">zum Server au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4cm" svg:height="3.9cm" svg:x="7.9cm" svg:y="3.7cm">
          <text:p text:style-name="P2"><text:span text:style-name="T1">Zertifikatsprüfung</text:span></text:p>
          <text:p text:style-name="P2"><text:span text:style-name="T1">Bestanden?</text:span></text:p>
          <text:p text:style-name="P2"><text:span text:style-name="T1">J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3.3cm" svg:height="1.2cm" svg:x="16.4cm" svg:y="27.2cm">
          <text:p text:style-name="P1"><text:span text:style-name="T1">En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0.1cm" svg:y1="2.5cm" svg:x2="10.1cm" svg:y2="3.7cm" draw:start-shape="id1" draw:start-glue-point="6" draw:end-shape="id2" draw:end-glue-point="4" svg:d="M10100 2500v1200" svg:viewBox="0 0 1 1201">
          <text:p/>
        </draw:connector>
        <draw:connector draw:style-name="gr4" draw:text-style-name="P3" draw:layer="layout" svg:x1="12.3cm" svg:y1="5.65cm" svg:x2="18.05cm" svg:y2="27.2cm" draw:start-shape="id2" draw:start-glue-point="7" draw:end-shape="id3" draw:end-glue-point="4" svg:d="M12300 5650h5750v21550" svg:viewBox="0 0 5751 21551">
          <text:p/>
        </draw:connector>
        <draw:custom-shape draw:style-name="gr5" draw:text-style-name="P1" xml:id="id4" draw:id="id4" draw:layer="layout" svg:width="3.6cm" svg:height="1cm" svg:x="8.3cm" svg:y="8cm">
          <text:p text:style-name="P2"><text:span text:style-name="T1">Server sendet</text:span></text:p>
          <text:p text:style-name="P2"><text:span text:style-name="T1">Modullis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0.1cm" svg:y1="7.6cm" svg:x2="10.1cm" svg:y2="8cm" draw:start-shape="id2" draw:start-glue-point="6" draw:end-shape="id4" draw:end-glue-point="4" svg:d="M10100 7600v400" svg:viewBox="0 0 1 401">
          <text:p/>
        </draw:connector>
        <draw:custom-shape draw:style-name="gr6" draw:text-style-name="P1" xml:id="id5" draw:id="id5" draw:layer="layout" svg:width="3.6cm" svg:height="0.9cm" svg:x="8.3cm" svg:y="9.7cm">
          <text:p text:style-name="P1"><text:span text:style-name="T1">Klient wählt 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0.1cm" svg:y1="9cm" svg:x2="10.1cm" svg:y2="9.7cm" draw:start-shape="id4" draw:start-glue-point="6" draw:end-shape="id5" draw:end-glue-point="4" svg:d="M10100 9000v700" svg:viewBox="0 0 1 701">
          <text:p/>
        </draw:connector>
        <draw:custom-shape draw:style-name="gr7" draw:text-style-name="P1" xml:id="id6" draw:id="id6" draw:layer="layout" svg:width="4cm" svg:height="3.5cm" svg:x="8.1cm" svg:y="12cm">
          <text:p text:style-name="P1"><text:span text:style-name="T1">Authentifizierung</text:span></text:p>
          <text:p text:style-name="P1"><text:span text:style-name="T1">Benötigt?</text:span></text:p>
          <text:p text:style-name="P1"><text:span text:style-name="T1">Ne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10.1cm" svg:y1="10.6cm" svg:x2="10.1cm" svg:y2="12cm" draw:start-shape="id5" draw:start-glue-point="6" draw:end-shape="id6" draw:end-glue-point="4" svg:d="M10100 10600v1400" svg:viewBox="0 0 1 1401">
          <text:p/>
        </draw:connector>
        <draw:custom-shape draw:style-name="gr6" draw:text-style-name="P1" xml:id="id7" draw:id="id7" draw:layer="layout" svg:width="3.6cm" svg:height="0.9cm" svg:x="13.5cm" svg:y="13.3cm">
          <text:p text:style-name="P1"><text:span text:style-name="T1">Authentifizier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1cm" svg:y1="13.75cm" svg:x2="13.5cm" svg:y2="13.75cm" draw:start-shape="id6" draw:start-glue-point="7" draw:end-shape="id7" draw:end-glue-point="5" svg:d="M12100 13750h1400" svg:viewBox="0 0 1401 1">
          <text:p/>
        </draw:connector>
        <draw:custom-shape draw:style-name="gr8" draw:text-style-name="P1" xml:id="id8" draw:id="id8" draw:layer="layout" svg:width="3.2cm" svg:height="2.8cm" svg:x="13.7cm" svg:y="15.6cm">
          <text:p text:style-name="P2"><text:span text:style-name="T1">Erfolgreich?</text:span></text:p>
          <text:p text:style-name="P2"><text:span text:style-name="T1">Ne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15.3cm" svg:y1="14.2cm" svg:x2="15.3cm" svg:y2="15.6cm" draw:start-shape="id7" draw:start-glue-point="6" draw:end-shape="id8" draw:end-glue-point="4" svg:d="M15300 14200v1400" svg:viewBox="0 0 1 1401">
          <text:p/>
        </draw:connector>
        <draw:connector draw:style-name="gr4" draw:text-style-name="P3" draw:layer="layout" svg:x1="15.3cm" svg:y1="18.4cm" svg:x2="18.05cm" svg:y2="27.2cm" draw:start-shape="id8" draw:start-glue-point="6" draw:end-shape="id3" draw:end-glue-point="4" svg:d="M15300 18400v4401h2750v4399" svg:viewBox="0 0 2751 8801">
          <text:p/>
        </draw:connector>
        <draw:custom-shape draw:style-name="gr9" draw:text-style-name="P1" xml:id="id9" draw:id="id9" draw:layer="layout" svg:width="3.6cm" svg:height="1.2cm" svg:x="8.3cm" svg:y="16.4cm">
          <text:p text:style-name="P1"><text:span text:style-name="T1">Modul</text:span></text:p>
          <text:p text:style-name="P1"><text:span text:style-name="T1">Benutz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3.7cm" svg:y1="17cm" svg:x2="11.9cm" svg:y2="17cm" draw:start-shape="id8" draw:start-glue-point="5" draw:end-shape="id9" svg:d="M13700 17000h-1800" svg:viewBox="0 0 1801 1">
          <text:p/>
        </draw:connector>
        <draw:connector draw:style-name="gr4" draw:text-style-name="P3" draw:layer="layout" svg:x1="10.1cm" svg:y1="15.5cm" svg:x2="10.1cm" svg:y2="16.4cm" draw:start-shape="id6" draw:start-glue-point="6" draw:end-shape="id9" draw:end-glue-point="4" svg:d="M10100 15500v900" svg:viewBox="0 0 1 901">
          <text:p/>
        </draw:connector>
        <draw:custom-shape draw:style-name="gr10" draw:text-style-name="P1" xml:id="id10" draw:id="id10" draw:layer="layout" svg:width="4.4cm" svg:height="1.3cm" svg:x="7.9cm" svg:y="18.4cm">
          <text:p text:style-name="P2"><text:span text:style-name="T1">Übergabe der Daten</text:span></text:p>
          <text:p text:style-name="P2"><text:span text:style-name="T1">an den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0.1cm" svg:y1="17.6cm" svg:x2="10.1cm" svg:y2="18.4cm" draw:start-shape="id9" draw:start-glue-point="6" draw:end-shape="id10" draw:end-glue-point="4" svg:d="M10100 17600v800" svg:viewBox="0 0 1 801">
          <text:p/>
        </draw:connector>
        <draw:custom-shape draw:style-name="gr11" draw:text-style-name="P1" xml:id="id11" draw:id="id11" draw:layer="layout" svg:width="3.6cm" svg:height="3.2cm" svg:x="8.3cm" svg:y="20.7cm">
          <text:p text:style-name="P1"><text:span text:style-name="T1">Erfolgreich?</text:span></text:p>
          <text:p text:style-name="P1"><text:span text:style-name="T1">Ne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10.1cm" svg:y1="19.7cm" svg:x2="10.1cm" svg:y2="20.7cm" draw:start-shape="id10" draw:start-glue-point="6" draw:end-shape="id11" svg:d="M10100 19700v1000" svg:viewBox="0 0 1 1001">
          <text:p/>
        </draw:connector>
        <draw:connector draw:style-name="gr4" draw:text-style-name="P3" draw:layer="layout" svg:x1="10.1cm" svg:y1="23.9cm" svg:x2="16.4cm" svg:y2="27.8cm" draw:start-shape="id11" draw:start-glue-point="6" draw:end-shape="id3" draw:end-glue-point="5" svg:d="M10100 23900v3900h6300" svg:viewBox="0 0 6301 3901">
          <text:p/>
        </draw:connector>
        <draw:connector draw:style-name="gr4" draw:text-style-name="P3" draw:layer="layout" draw:line-skew="-1.299cm" svg:x1="8.3cm" svg:y1="22.3cm" svg:x2="8.3cm" svg:y2="10.15cm" draw:start-shape="id11" draw:start-glue-point="5" draw:end-shape="id5" svg:d="M8300 22300h-1800v-12150h1800" svg:viewBox="0 0 1801 1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Büttner</meta:initial-creator>
    <meta:creation-date>2016-09-04T10:15:45.223987698</meta:creation-date>
    <meta:editing-cycles>1</meta:editing-cycles>
    <meta:editing-duration>PT23S</meta:editing-duration>
    <dc:date>2016-09-04T10:48:27.995992480</dc:date>
    <dc:creator>Frank Büttner</dc:creator>
    <meta:document-statistic meta:object-count="25"/>
    <meta:generator>LibreOffice/5.0.6.2$Linux_X86_64 LibreOffice_project/00$Build-2</meta:generator>
  </office:meta>
</office:document-meta>
</file>